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rial" svg:font-family="Arial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0.1388in"/>
    </style:style>
    <style:style style:name="TC6" style:family="table-column">
      <style:table-column-properties style:column-width="2.9166in"/>
    </style:style>
    <style:style style:name="TC7" style:family="table-column">
      <style:table-column-properties style:column-width="1.6666in"/>
    </style:style>
    <style:style style:name="TC8" style:family="table-column">
      <style:table-column-properties style:column-width="0.8472in"/>
    </style:style>
    <style:style style:name="TC9" style:family="table-column">
      <style:table-column-properties style:column-width="0.4027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9166in"/>
    </style:style>
    <style:style style:name="TC12" style:family="table-column">
      <style:table-column-properties style:column-width="0.4166in"/>
    </style:style>
    <style:style style:name="TC13" style:family="table-column">
      <style:table-column-properties style:column-width="0.1111in"/>
    </style:style>
    <style:style style:name="TC14" style:family="table-column">
      <style:table-column-properties style:column-width="0.0972in"/>
    </style:style>
    <style:style style:name="TR0" style:family="table-row">
      <style:table-row-properties style:use-optimal-row-height="false" style:row-height="0.0694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2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4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C15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R3" style:family="table-row">
      <style:table-row-properties style:use-optimal-row-height="false" style:row-height="0.3055in"/>
    </style:style>
    <style:style style:name="C16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4" style:family="table-row">
      <style:table-row-properties style:use-optimal-row-height="false" style:row-height="0.3888in"/>
    </style:style>
    <style:style style:name="TR5" style:family="table-row">
      <style:table-row-properties style:use-optimal-row-height="false" style:row-height="0.25in"/>
    </style:style>
    <style:style style:name="C17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8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9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20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2222in"/>
    </style:style>
    <style:style style:name="C21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7" style:family="table-row">
      <style:table-row-properties style:use-optimal-row-height="false" style:row-height="0.0972in"/>
    </style:style>
    <style:style style:name="C22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R8" style:family="table-row">
      <style:table-row-properties style:use-optimal-row-height="false" style:row-height="0.0138in"/>
    </style:style>
    <style:style style:name="TR9" style:family="table-row">
      <style:table-row-properties style:use-optimal-row-height="false" style:row-height="0.2916in"/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border-left="0.0138in solid #000000" fo:padding-left="0.0555in" fo:padding-bottom="0.0in" fo:border-right="0.0138in solid #000000" fo:padding-right="0.0in" style:vertical-align="middle"/>
      <style:paragraph-properties fo:text-align="start"/>
    </style:style>
    <style:style style:name="T5" style:family="text">
      <style:text-properties style:font-name="Arial" fo:font-size="10.0pt" style:font-size-asian="10.0pt" style:font-size-complex="10.0pt">
</style:text-properties>
    </style:style>
    <style:style style:name="C26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7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0">
</table:table-column>
        <table:table-column table:style-name="TC12">
</table:table-column>
        <table:table-column table:style-name="TC13">
</table:table-column>
        <table:table-column table:style-name="TC0">
</table:table-column>
        <table:table-column table:style-name="TC13">
</table:table-column>
        <table:table-column table:style-name="TC9">
</table:table-column>
        <table:table-column table:style-name="TC14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9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22 162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7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23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8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3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40 566</text:span></text:p>
          </table:table-cell>
          <table:table-cell table:style-name="C7" table:number-columns-spanned="3">
            <text:p text:style-name="P1"><text:span text:style-name="T0">1 96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556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30 725</text:span></text:p>
          </table:table-cell>
          <table:table-cell table:style-name="C11" table:number-columns-spanned="3">
            <text:p text:style-name="P1"><text:span text:style-name="T0">1 88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521</text:span></text:p>
          </table:table-cell>
          <table:table-cell table:style-name="C12" table:number-columns-spanned="5">
            <text:p text:style-name="P3"><text:span text:style-name="T0">PRODUITS 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08 008</text:span></text:p>
          </table:table-cell>
          <table:table-cell table:style-name="C7" table:number-columns-spanned="3">
            <text:p text:style-name="P1"><text:span text:style-name="T0">88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800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1" table:number-columns-spanned="3">
            <text:p text:style-name="P1"><text:span text:style-name="T0">46,81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52,59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78 381</text:span></text:p>
          </table:table-cell>
          <table:table-cell table:style-name="C7" table:number-columns-spanned="3">
            <text:p text:style-name="P1"><text:span text:style-name="T0">64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38</text:span></text:p>
          </table:table-cell>
          <table:table-cell table:style-name="C14" table:number-columns-spanned="5">
            <text:p text:style-name="P3"><text:span text:style-name="T0">Fiscalité reversée par les groupements à fiscalité propr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-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-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677</text:span></text:p>
          </table:table-cell>
          <table:table-cell table:style-name="C7" table:number-columns-spanned="3">
            <text:p text:style-name="P1"><text:span text:style-name="T0">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11</text:span></text:p>
          </table:table-cell>
          <table:table-cell table:style-name="C14" table:number-columns-spanned="5">
            <text:p text:style-name="P3"><text:span text:style-name="T0">Autres impôts et tax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29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7,28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0</text:span></text:p>
          </table:table-cell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17</text:span></text:p>
          </table:table-cell>
          <table:table-cell table:style-name="C14" table:number-columns-spanned="5">
            <text:p text:style-name="P3"><text:span text:style-name="T0">Dotation globale de fonctionn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00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14,29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2 747</text:span></text:p>
          </table:table-cell>
          <table:table-cell table:style-name="C7" table:number-columns-spanned="3">
            <text:p text:style-name="P1"><text:span text:style-name="T0">10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2</text:span></text:p>
          </table:table-cell>
          <table:table-cell table:style-name="C14" table:number-columns-spanned="5">
            <text:p text:style-name="P3"><text:span text:style-name="T0">Autres dotations et participation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5,52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6,69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85</text:span></text:p>
          </table:table-cell>
          <table:table-cell table:style-name="C7" table:number-columns-spanned="3">
            <text:p text:style-name="P1"><text:span text:style-name="T0">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</text:span></text:p>
          </table:table-cell>
          <table:table-cell table:style-name="C14" table:number-columns-spanned="5">
            <text:p text:style-name="P3"><text:span text:style-name="T0">dont : 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12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0,08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5 106</text:span></text:p>
          </table:table-cell>
          <table:table-cell table:style-name="C7" table:number-columns-spanned="3">
            <text:p text:style-name="P1"><text:span text:style-name="T0">20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15</text:span></text:p>
          </table:table-cell>
          <table:table-cell table:style-name="C14" table:number-columns-spanned="5">
            <text:p text:style-name="P3"><text:span text:style-name="T0">Produits des services et du domain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10,88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7,59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35 930</text:span></text:p>
          </table:table-cell>
          <table:table-cell table:style-name="C7" table:number-columns-spanned="3">
            <text:p text:style-name="P1"><text:span text:style-name="T0">1 93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08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10 732</text:span></text:p>
          </table:table-cell>
          <table:table-cell table:style-name="C11" table:number-columns-spanned="3">
            <text:p text:style-name="P1"><text:span text:style-name="T0">1 72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305</text:span></text:p>
          </table:table-cell>
          <table:table-cell table:style-name="C12" table:number-columns-spanned="5">
            <text:p text:style-name="P3"><text:span text:style-name="T0">CHARGES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5 032</text:span></text:p>
          </table:table-cell>
          <table:table-cell table:style-name="C7" table:number-columns-spanned="3">
            <text:p text:style-name="P1"><text:span text:style-name="T0">77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743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45,1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56,9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8 666</text:span></text:p>
          </table:table-cell>
          <table:table-cell table:style-name="C7" table:number-columns-spanned="3">
            <text:p text:style-name="P1"><text:span text:style-name="T0">31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88</text:span></text:p>
          </table:table-cell>
          <table:table-cell table:style-name="C14" table:number-columns-spanned="5">
            <text:p text:style-name="P3"><text:span text:style-name="T0">Achats et charges extern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18,35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2,1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 290</text:span></text:p>
          </table:table-cell>
          <table:table-cell table:style-name="C7" table:number-columns-spanned="3">
            <text:p text:style-name="P1"><text:span text:style-name="T0">1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8</text:span></text:p>
          </table:table-cell>
          <table:table-cell table:style-name="C14" table:number-columns-spanned="5">
            <text:p text:style-name="P3"><text:span text:style-name="T0">Charges financièr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1,09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,1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6 960</text:span></text:p>
          </table:table-cell>
          <table:table-cell table:style-name="C7" table:number-columns-spanned="3">
            <text:p text:style-name="P1"><text:span text:style-name="T0">46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0</text:span></text:p>
          </table:table-cell>
          <table:table-cell table:style-name="C14" table:number-columns-spanned="5">
            <text:p text:style-name="P3"><text:span text:style-name="T0">Contingent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27,03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3,0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4 366</text:span></text:p>
          </table:table-cell>
          <table:table-cell table:style-name="C7" table:number-columns-spanned="3">
            <text:p text:style-name="P1"><text:span text:style-name="T0">11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61</text:span></text:p>
          </table:table-cell>
          <table:table-cell table:style-name="C14" table:number-columns-spanned="5">
            <text:p text:style-name="P3"><text:span text:style-name="T0">Subventions vers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6,82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12,3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 636</text:span></text:p>
          </table:table-cell>
          <table:table-cell table:style-name="C9" table:number-columns-spanned="3">
            <text:p text:style-name="P2"><text:span text:style-name="T0">3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48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16" table:number-columns-spanned="5">
            <text:p text:style-name="P0"/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8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52 891</text:span></text:p>
          </table:table-cell>
          <table:table-cell table:style-name="C9" table:number-columns-spanned="3">
            <text:p text:style-name="P2"><text:span text:style-name="T0">43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69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8 800</text:span></text:p>
          </table:table-cell>
          <table:table-cell table:style-name="C9" table:number-columns-spanned="3">
            <text:p text:style-name="P2"><text:span text:style-name="T0">7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10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16,64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3,5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2 102</text:span></text:p>
          </table:table-cell>
          <table:table-cell table:style-name="C9" table:number-columns-spanned="3">
            <text:p text:style-name="P2"><text:span text:style-name="T0">17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1</text:span></text:p>
          </table:table-cell>
          <table:table-cell table:style-name="C14" table:number-columns-spanned="5">
            <text:p text:style-name="P3"><text:span text:style-name="T0">Subventions reçu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3,97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8,6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62</text:span></text:p>
          </table:table-cell>
          <table:table-cell table:style-name="C9" table:number-columns-spanned="3">
            <text:p text:style-name="P2"><text:span text:style-name="T0">4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</text:span></text:p>
          </table:table-cell>
          <table:table-cell table:style-name="C14" table:number-columns-spanned="5">
            <text:p text:style-name="P3"><text:span text:style-name="T0">Taxe d'aménag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87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9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 421</text:span></text:p>
          </table:table-cell>
          <table:table-cell table:style-name="C9" table:number-columns-spanned="3">
            <text:p text:style-name="P2"><text:span text:style-name="T0">2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29</text:span></text:p>
          </table:table-cell>
          <table:table-cell table:style-name="C14" table:number-columns-spanned="5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6,47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6,2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Retour de biens affectés, concédé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8 510</text:span></text:p>
          </table:table-cell>
          <table:table-cell table:style-name="C9" table:number-columns-spanned="3">
            <text:p text:style-name="P2"><text:span text:style-name="T0">397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05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3 300</text:span></text:p>
          </table:table-cell>
          <table:table-cell table:style-name="C9" table:number-columns-spanned="3">
            <text:p text:style-name="P2"><text:span text:style-name="T0">27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21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68,65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63,5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6 144</text:span></text:p>
          </table:table-cell>
          <table:table-cell table:style-name="C5" table:number-columns-spanned="3">
            <text:p text:style-name="P2"><text:span text:style-name="T0">5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18</text:span></text:p>
          </table:table-cell>
          <table:table-cell table:style-name="C14" table:number-columns-spanned="5">
            <text:p text:style-name="P3"><text:span text:style-name="T0">Remboursement d'emprunts et dettes assimil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12,67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3,3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</text:span></text:p>
          </table:table-cell>
          <table:table-cell table:style-name="C14" table:number-columns-spanned="5">
            <text:p text:style-name="P3"><text:span text:style-name="T0">Charges à répartir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1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Immobilisations affectées, concédée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-4 381</text:span></text:p>
          </table:table-cell>
          <table:table-cell table:style-name="C5" table:number-columns-spanned="3">
            <text:p text:style-name="P2"><text:span text:style-name="T0">-36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36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-4 376</text:span></text:p>
          </table:table-cell>
          <table:table-cell table:style-name="C5" table:number-columns-spanned="3">
            <text:p text:style-name="P2"><text:span text:style-name="T0">-36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37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9 012</text:span></text:p>
          </table:table-cell>
          <table:table-cell table:style-name="C9" table:number-columns-spanned="3">
            <text:p text:style-name="P2"><text:span text:style-name="T0">74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11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5">
          <table:table-cell table:style-name="C0"/>
          <table:table-cell table:style-name="C17" table:number-columns-spanned="5">
            <text:p text:style-name="P0"/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8" table:number-columns-spanned="5">
            <text:p text:style-name="P1"><text:span text:style-name="T1">AUTOFINANCEMENT</text:span></text:p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9" table:number-columns-spanned="8">
            <text:p text:style-name="P2"><text:span text:style-name="T2">en % des produits CAF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2 209</text:span></text:p>
          </table:table-cell>
          <table:table-cell table:style-name="C11" table:number-columns-spanned="3">
            <text:p text:style-name="P1"><text:span text:style-name="T0">182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246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9,63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6,1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9 993</text:span></text:p>
          </table:table-cell>
          <table:table-cell table:style-name="C11" table:number-columns-spanned="3">
            <text:p text:style-name="P1"><text:span text:style-name="T0">164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216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8,67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4,2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3 848</text:span></text:p>
          </table:table-cell>
          <table:table-cell table:style-name="C11" table:number-columns-spanned="3">
            <text:p text:style-name="P1"><text:span text:style-name="T0">113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99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6,0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6,4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5">
          <table:table-cell table:style-name="C0"/>
          <table:table-cell table:style-name="C10" table:number-columns-spanned="5">
            <text:p text:style-name="P1"/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1" table:number-columns-spanned="5">
            <text:p text:style-name="P1"><text:span text:style-name="T1">ENDETT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8">
            <text:p text:style-name="P1"><text:span text:style-name="T2">en % des produits CAF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71 519</text:span></text:p>
          </table:table-cell>
          <table:table-cell table:style-name="C11" table:number-columns-spanned="3">
            <text:p text:style-name="P1"><text:span text:style-name="T0">58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79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31,0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70,9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71 349</text:span></text:p>
          </table:table-cell>
          <table:table-cell table:style-name="C11" table:number-columns-spanned="3">
            <text:p text:style-name="P1"><text:span text:style-name="T0">584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76</text:span></text:p>
          </table:table-cell>
          <table:table-cell table:style-name="C20" table:number-columns-spanned="5">
            <text:p text:style-name="P0"><text:span text:style-name="T0">Encours des dettes bancaires et assimilé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3">
            <text:p text:style-name="P1"><text:span text:style-name="T0">30,92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82,4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4">
          <table:table-cell table:style-name="C0"/>
          <table:table-cell table:style-name="C10">
            <text:p text:style-name="P1"><text:span text:style-name="T0">71 349</text:span></text:p>
          </table:table-cell>
          <table:table-cell table:style-name="C11" table:number-columns-spanned="3">
            <text:p text:style-name="P1"><text:span text:style-name="T0">584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73</text:span></text:p>
          </table:table-cell>
          <table:table-cell table:style-name="C20" table:number-columns-spanned="5">
            <text:p text:style-name="P0"><text:span text:style-name="T0">Encours des dettes bancaires net de l'aide du fonds de soutien pour la sortie des emprunts toxiqu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3">
            <text:p text:style-name="P1"><text:span text:style-name="T0">30,92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70,5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8 360</text:span></text:p>
          </table:table-cell>
          <table:table-cell table:style-name="C11" table:number-columns-spanned="3">
            <text:p text:style-name="P1"><text:span text:style-name="T0">68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43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3,62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9,4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6">
          <table:table-cell table:style-name="C0"/>
          <table:table-cell table:style-name="C10">
            <text:p text:style-name="P1"><text:span text:style-name="T0">18 907</text:span></text:p>
          </table:table-cell>
          <table:table-cell table:style-name="C11" table:number-columns-spanned="3">
            <text:p text:style-name="P1"><text:span text:style-name="T0">15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18</text:span></text:p>
          </table:table-cell>
          <table:table-cell table:style-name="C21" table:number-columns-spanned="5">
            <text:p text:style-name="P1"><text:span text:style-name="T1">FONDS DE ROULEMENT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22" table:number-columns-spanned="18">
            <text:p text:style-name="P1"><text:span text:style-name="T1">ELEMENTS DE FISCALITE DIRECTE LOCALE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23" table:number-columns-spanned="6">
            <text:p text:style-name="P2"><text:span text:style-name="T3">Bases nettes imposées au profit de la commune</text:span></text:p>
          </table:table-cell>
          <table:table-cell table:style-name="C23"/>
          <table:table-cell table:style-name="C23"/>
          <table:table-cell table:style-name="C23"/>
          <table:table-cell table:style-name="C23"/>
          <table:table-cell table:style-name="C23"/>
          <table:table-cell table:style-name="C6" table:number-columns-spanned="2" table:number-rows-spanned="3">
            <text:p text:style-name="P1"><text:span text:style-name="T0">Taxe</text:span></text:p>
          </table:table-cell>
          <table:table-cell table:style-name="C6"/>
          <table:table-cell table:style-name="C5" table:number-columns-spanned="10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3" table:number-rows-spanned="2">
            <text:p text:style-name="P2"><text:span text:style-name="T4">En milliers d'Euros</text:span></text:p>
          </table:table-cell>
          <table:table-cell table:style-name="C3" table:number-columns-spanned="3" table:number-rows-spanned="2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 table:number-columns-spanned="2" table:number-rows-spanned="2">
            <text:p text:style-name="P2"><text:span text:style-name="T4">Moyenne de la strate</text:span></text:p>
          </table:table-cell>
          <table:table-cell table:style-name="C3"/>
          <table:table-cell table:style-name="C6"/>
          <table:table-cell table:style-name="C6"/>
          <table:table-cell table:style-name="C5" table:number-columns-spanned="2" table:number-row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3" table:number-rows-spanned="2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 table:number-columns-spanned="5" table:number-rows-spanned="2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8">
          <table:table-cell table:style-name="C0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3 949</text:span></text:p>
          </table:table-cell>
          <table:table-cell table:style-name="C24" table:number-columns-spanned="3">
            <text:p text:style-name="P1"><text:span text:style-name="T0">278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188</text:span></text:p>
          </table:table-cell>
          <table:table-cell table:style-name="C24"/>
          <table:table-cell table:style-name="C12" table:number-columns-spanned="2">
            <text:p text:style-name="P3"><text:span text:style-name="T4">Taxe d'habitation (résidences secondaires et logements vacants)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5" table:number-columns-spanned="3">
            <text:p text:style-name="P2"/>
          </table:table-cell>
          <table:table-cell table:style-name="C5"/>
          <table:table-cell table:style-name="C5"/>
          <table:table-cell table:style-name="C5" table:number-columns-spanned="5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441 682</text:span></text:p>
          </table:table-cell>
          <table:table-cell table:style-name="C24" table:number-columns-spanned="3">
            <text:p text:style-name="P1"><text:span text:style-name="T0">3 616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1 564</text:span></text:p>
          </table:table-cell>
          <table:table-cell table:style-name="C24"/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 422</text:span></text:p>
          </table:table-cell>
          <table:table-cell table:style-name="C24" table:number-columns-spanned="3">
            <text:p text:style-name="P1"><text:span text:style-name="T0">12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4</text:span></text:p>
          </table:table-cell>
          <table:table-cell table:style-name="C24"/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0</text:span></text:p>
          </table:table-cell>
          <table:table-cell table:style-name="C24"/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3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0</text:span></text:p>
          </table:table-cell>
          <table:table-cell table:style-name="C24"/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6" table:number-columns-spanned="5">
            <text:p text:style-name="P1"><text:span text:style-name="T1">Produits des impôts locaux et compensations réformes fiscale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5">
            <text:p text:style-name="P1"><text:span text:style-name="T0">Taxe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2">
            <text:p text:style-name="P1"><text:span text:style-name="T1">Taux voté (%)</text:span></text:p>
          </table:table-cell>
          <table:table-cell table:style-name="C7"/>
          <table:table-cell table:style-name="C5" table:number-columns-spanned="6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7 475</text:span></text:p>
          </table:table-cell>
          <table:table-cell table:style-name="C24" table:number-columns-spanned="3">
            <text:p text:style-name="P1"><text:span text:style-name="T0">6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50</text:span></text:p>
          </table:table-cell>
          <table:table-cell table:style-name="C12" table:number-columns-spanned="5">
            <text:p text:style-name="P3"><text:span text:style-name="T4">Taxe d'habitation (résidences secondaires et logements vacants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17,87</text:span></text:p>
          </table:table-cell>
          <table:table-cell table:style-name="C7"/>
          <table:table-cell table:style-name="C7" table:number-columns-spanned="6">
            <text:p text:style-name="P1"><text:span text:style-name="T0">26,7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66 575</text:span></text:p>
          </table:table-cell>
          <table:table-cell table:style-name="C24" table:number-columns-spanned="3">
            <text:p text:style-name="P1"><text:span text:style-name="T0">545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640</text:span></text:p>
          </table:table-cell>
          <table:table-cell table:style-name="C12" table:number-columns-spanned="5">
            <text:p text:style-name="P3"><text:span text:style-name="T4">Taxe foncière sur les propriétés bâties (avant application du coefficient correcteur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15,09</text:span></text:p>
          </table:table-cell>
          <table:table-cell table:style-name="C7"/>
          <table:table-cell table:style-name="C7" table:number-columns-spanned="6">
            <text:p text:style-name="P1"><text:span text:style-name="T0">40,9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 table:number-rows-spanned="2">
            <text:p text:style-name="P1"><text:span text:style-name="T0">30 509</text:span></text:p>
          </table:table-cell>
          <table:table-cell table:style-name="C24" table:number-columns-spanned="3" table:number-rows-spanned="2">
            <text:p text:style-name="P1"><text:span text:style-name="T0">250</text:span></text:p>
          </table:table-cell>
          <table:table-cell table:style-name="C24"/>
          <table:table-cell table:style-name="C24"/>
          <table:table-cell table:style-name="C24" table:number-rows-spanned="2">
            <text:p text:style-name="P1"><text:span text:style-name="T0">107</text:span></text:p>
          </table:table-cell>
          <table:table-cell table:style-name="C25" table:number-columns-spanned="5">
            <text:p text:style-name="P3"><text:span text:style-name="T4">Effet du coefficient correcteur :</text:span></text:p>
          </table:table-cell>
          <table:table-cell table:style-name="C25"/>
          <table:table-cell table:style-name="C25"/>
          <table:table-cell table:style-name="C25"/>
          <table:table-cell table:style-name="C25"/>
          <table:table-cell table:style-name="C7" table:number-columns-spanned="2" table:number-rows-spanned="2">
            <text:p text:style-name="P1"><text:span text:style-name="T0">-</text:span></text:p>
          </table:table-cell>
          <table:table-cell table:style-name="C7"/>
          <table:table-cell table:style-name="C7" table:number-columns-spanned="6" table:number-rows-spanned="2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/>
          <table:table-cell table:style-name="C24"/>
          <table:table-cell table:style-name="C24"/>
          <table:table-cell table:style-name="C24"/>
          <table:table-cell table:style-name="C24"/>
          <table:table-cell table:style-name="C12" table:number-columns-spanned="5">
            <text:p text:style-name="P3"><text:span text:style-name="T4">Communes sous-compensées (+) / Communes surcompensées (-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97 084</text:span></text:p>
          </table:table-cell>
          <table:table-cell table:style-name="C24" table:number-columns-spanned="3">
            <text:p text:style-name="P1"><text:span text:style-name="T0">795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747</text:span></text:p>
          </table:table-cell>
          <table:table-cell table:style-name="C12" table:number-columns-spanned="5">
            <text:p text:style-name="P3"><text:span text:style-name="T4">Taxe foncière sur les propriétés bâties (après application du coefficient correcteur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24">
            <text:p text:style-name="P1"><text:span text:style-name="T0">235</text:span></text:p>
          </table:table-cell>
          <table:table-cell table:style-name="C24" table:number-columns-spanned="3">
            <text:p text:style-name="P1"><text:span text:style-name="T0">2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7</text:span></text:p>
          </table:table-cell>
          <table:table-cell table:style-name="C12" table:number-columns-spanned="5">
            <text:p text:style-name="P3"><text:span text:style-name="T4">Allocation compensatrice de foncier bâti - réduction 50% valeur locative des établissements industriels (méthode comptable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39</text:span></text:p>
          </table:table-cell>
          <table:table-cell table:style-name="C24" table:number-columns-spanned="3">
            <text:p text:style-name="P1"><text:span text:style-name="T0">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</text:span></text:p>
          </table:table-cell>
          <table:table-cell table:style-name="C12" table:number-columns-spanned="5">
            <text:p text:style-name="P3"><text:span text:style-name="T4">Taxe foncière sur les propriétés non bâti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9,78</text:span></text:p>
          </table:table-cell>
          <table:table-cell table:style-name="C7"/>
          <table:table-cell table:style-name="C7" table:number-columns-spanned="6">
            <text:p text:style-name="P1"><text:span text:style-name="T0">37,9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5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0,00</text:span></text:p>
          </table:table-cell>
          <table:table-cell table:style-name="C7"/>
          <table:table-cell table:style-name="C7" table:number-columns-spanned="6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5">
            <text:p text:style-name="P3"><text:span text:style-name="T4">Cotisation foncière des entrepris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0,00</text:span></text:p>
          </table:table-cell>
          <table:table-cell table:style-name="C7"/>
          <table:table-cell table:style-name="C7" table:number-columns-spanned="6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5">0</text:span></text:p>
          </table:table-cell>
          <table:table-cell table:style-name="C12" table:number-columns-spanned="5">
            <text:p text:style-name="P3"><text:span text:style-name="T4">Allocation compensatrice de cotisation foncière des entreprises - réduction de 50% valeur locative des établissements industriels (méthode comptable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produits des impôts de répartition et les fractions de TVA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Produits des impôts de répartition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6" table:number-columns-spanned="3">
            <text:p text:style-name="P1"><text:span text:style-name="T0">Taxe</text:span></text:p>
          </table:table-cell>
          <table:table-cell table:style-name="C26"/>
          <table:table-cell table:style-name="C26"/>
          <table:table-cell table:style-name="C5" table:number-columns-spanned="10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Imposition forfaitaire sur les entreprises de réseau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Taxe sur les surfaces commerciales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Fractions de TVA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6" table:number-columns-spanned="3">
            <text:p text:style-name="P1"><text:span text:style-name="T0">Taxe</text:span></text:p>
          </table:table-cell>
          <table:table-cell table:style-name="C26"/>
          <table:table-cell table:style-name="C26"/>
          <table:table-cell table:style-name="C5" table:number-columns-spanned="10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Fractions de TVA (montant net N) 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7">
            <text:p text:style-name="P4"><text:span text:style-name="T0">1</text:span></text:p>
          </table:table-cell>
          <table:table-cell table:style-name="C27">
            <text:p text:style-name="P4"><text:span text:style-name="T0">/</text:span></text:p>
          </table:table-cell>
          <table:table-cell table:style-name="C27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7.3611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